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text-align="center"/>
    </style:style>
    <style:style style:name="P2" style:parent-style-name="Title" style:family="paragraph">
      <style:paragraph-properties fo:text-align="center"/>
    </style:style>
    <style:style style:name="P3" style:parent-style-name="Title" style:family="paragraph">
      <style:paragraph-properties fo:text-align="center"/>
    </style:style>
    <style:style style:name="P4" style:parent-style-name="Title" style:family="paragraph">
      <style:paragraph-properties fo:text-align="center"/>
    </style:style>
    <style:style style:name="P5" style:parent-style-name="Title" style:family="paragraph">
      <style:paragraph-properties fo:text-align="center"/>
    </style:style>
    <style:style style:name="P6" style:parent-style-name="Subtitle" style:family="paragraph">
      <style:paragraph-properties fo:text-align="center"/>
      <style:text-properties fo:font-size="18pt" style:font-size-asian="18pt"/>
    </style:style>
    <style:style style:name="P7" style:parent-style-name="TOC1" style:family="paragraph">
      <style:paragraph-properties>
        <style:tab-stops>
          <style:tab-stop style:type="left" style:position="0.3055in"/>
          <style:tab-stop style:type="right" style:leader-style="dotted" style:leader-text="." style:position="5.8986in"/>
        </style:tab-stops>
      </style:paragraph-properties>
    </style:style>
    <style:style style:name="P8" style:parent-style-name="TOC1" style:family="paragraph">
      <style:paragraph-properties>
        <style:tab-stops>
          <style:tab-stop style:type="left" style:position="0.3055in"/>
          <style:tab-stop style:type="right" style:leader-style="dotted" style:leader-text="." style:position="5.8986in"/>
        </style:tab-stops>
      </style:paragraph-properties>
    </style:style>
    <style:style style:name="P9" style:parent-style-name="TOC3" style:family="paragraph">
      <style:paragraph-properties>
        <style:tab-stops>
          <style:tab-stop style:type="right" style:leader-style="dotted" style:leader-text="." style:position="5.593in"/>
        </style:tab-stops>
      </style:paragraph-properties>
    </style:style>
    <style:style style:name="P10" style:parent-style-name="TOC3" style:family="paragraph">
      <style:paragraph-properties>
        <style:tab-stops>
          <style:tab-stop style:type="right" style:leader-style="dotted" style:leader-text="." style:position="5.593in"/>
        </style:tab-stops>
      </style:paragraph-properties>
    </style:style>
    <style:style style:name="P11" style:parent-style-name="TOC3" style:family="paragraph">
      <style:paragraph-properties>
        <style:tab-stops>
          <style:tab-stop style:type="right" style:leader-style="dotted" style:leader-text="." style:position="5.593in"/>
        </style:tab-stops>
      </style:paragraph-properties>
    </style:style>
    <style:style style:name="P12" style:parent-style-name="TOC1" style:family="paragraph">
      <style:paragraph-properties>
        <style:tab-stops>
          <style:tab-stop style:type="left" style:position="0.3055in"/>
          <style:tab-stop style:type="right" style:leader-style="dotted" style:leader-text="." style:position="5.8986in"/>
        </style:tab-stops>
      </style:paragraph-properties>
    </style:style>
    <style:style style:name="P13" style:parent-style-name="TOC1" style:family="paragraph">
      <style:paragraph-properties>
        <style:tab-stops>
          <style:tab-stop style:type="left" style:position="0.3055in"/>
          <style:tab-stop style:type="right" style:leader-style="dotted" style:leader-text="." style:position="5.8986in"/>
        </style:tab-stops>
      </style:paragraph-properties>
    </style:style>
    <style:style style:name="P14" style:parent-style-name="TOC1" style:family="paragraph">
      <style:paragraph-properties>
        <style:tab-stops>
          <style:tab-stop style:type="left" style:position="0.3055in"/>
          <style:tab-stop style:type="right" style:leader-style="dotted" style:leader-text="." style:position="5.8986in"/>
        </style:tab-stops>
      </style:paragraph-properties>
    </style:style>
    <style:style style:name="P15" style:parent-style-name="TOC2" style:family="paragraph">
      <style:paragraph-properties>
        <style:tab-stops>
          <style:tab-stop style:type="right" style:leader-style="dotted" style:leader-text="." style:position="5.7458in"/>
        </style:tab-stops>
      </style:paragraph-properties>
    </style:style>
    <style:style style:name="P16" style:parent-style-name="TOC2" style:family="paragraph">
      <style:paragraph-properties>
        <style:tab-stops>
          <style:tab-stop style:type="right" style:leader-style="dotted" style:leader-text="." style:position="5.7458in"/>
        </style:tab-stops>
      </style:paragraph-properties>
    </style:style>
    <style:style style:name="P17" style:parent-style-name="TOC2" style:family="paragraph">
      <style:paragraph-properties>
        <style:tab-stops>
          <style:tab-stop style:type="right" style:leader-style="dotted" style:leader-text="." style:position="5.7458in"/>
        </style:tab-stops>
      </style:paragraph-properties>
    </style:style>
    <style:style style:name="P18" style:parent-style-name="TOC2" style:family="paragraph">
      <style:paragraph-properties>
        <style:tab-stops>
          <style:tab-stop style:type="right" style:leader-style="dotted" style:leader-text="." style:position="5.7458in"/>
        </style:tab-stops>
      </style:paragraph-properties>
    </style:style>
    <style:style style:name="P19" style:parent-style-name="TOC1" style:family="paragraph">
      <style:paragraph-properties>
        <style:tab-stops>
          <style:tab-stop style:type="left" style:position="0.3055in"/>
          <style:tab-stop style:type="right" style:leader-style="dotted" style:leader-text="." style:position="5.8986in"/>
        </style:tab-stops>
      </style:paragraph-properties>
    </style:style>
    <style:style style:name="P20" style:parent-style-name="Normal" style:family="paragraph">
      <style:paragraph-properties fo:break-before="page"/>
    </style:style>
    <style:style style:name="P21" style:parent-style-name="Heading1" style:family="paragraph"/>
    <style:style style:name="P22" style:parent-style-name="Heading1" style:family="paragraph"/>
    <style:style style:name="P23" style:parent-style-name="ListParagraph" style:family="paragraph"/>
    <style:style style:name="P24" style:parent-style-name="ListParagraph" style:family="paragraph"/>
    <style:style style:name="P25" style:parent-style-name="ListParagraph" style:family="paragraph"/>
    <style:style style:name="P26" style:parent-style-name="ListParagraph" style:family="paragraph"/>
    <style:style style:name="P27" style:parent-style-name="ListParagraph" style:family="paragraph"/>
    <style:style style:name="P28" style:parent-style-name="ListParagraph" style:family="paragraph"/>
    <style:style style:name="P29" style:parent-style-name="ListParagraph" style:family="paragraph"/>
    <style:style style:name="P30" style:parent-style-name="ListParagraph" style:family="paragraph"/>
    <style:style style:name="P31" style:parent-style-name="ListParagraph" style:family="paragraph"/>
    <style:style style:name="P32" style:parent-style-name="ListParagraph" style:family="paragraph"/>
    <style:style style:name="P33" style:parent-style-name="ListParagraph" style:family="paragraph"/>
    <style:style style:name="P34" style:parent-style-name="ListParagraph" style:family="paragraph"/>
    <style:style style:name="P35" style:parent-style-name="ListParagraph" style:family="paragraph"/>
    <style:style style:name="P36" style:parent-style-name="ListParagraph" style:family="paragraph"/>
    <style:style style:name="P37" style:parent-style-name="ListParagraph" style:family="paragraph"/>
    <style:style style:name="P38" style:parent-style-name="ListParagraph" style:family="paragraph"/>
    <style:style style:name="P39" style:parent-style-name="ListParagraph" style:family="paragraph"/>
    <style:style style:name="P40" style:parent-style-name="ListParagraph" style:family="paragraph"/>
    <style:style style:name="P41" style:parent-style-name="ListParagraph" style:family="paragraph"/>
    <style:style style:name="P42" style:parent-style-name="ListParagraph" style:family="paragraph"/>
    <style:style style:name="P43" style:parent-style-name="ListParagraph" style:family="paragraph"/>
    <style:style style:name="P44" style:parent-style-name="ListParagraph" style:family="paragraph"/>
    <style:style style:name="P45" style:parent-style-name="ListParagraph" style:family="paragraph"/>
    <style:style style:name="P46" style:parent-style-name="ListParagraph" style:family="paragraph"/>
    <style:style style:name="P47" style:parent-style-name="ListParagraph" style:family="paragraph"/>
    <style:style style:name="P48" style:parent-style-name="ListParagraph" style:family="paragraph"/>
    <style:style style:name="P49" style:parent-style-name="ListParagraph" style:family="paragraph"/>
    <style:style style:name="P50" style:parent-style-name="ListParagraph" style:family="paragraph"/>
    <style:style style:name="P51" style:parent-style-name="ListParagraph" style:family="paragraph"/>
    <style:style style:name="P52" style:parent-style-name="ListParagraph" style:family="paragraph"/>
    <style:style style:name="P53" style:parent-style-name="ListParagraph" style:family="paragraph"/>
    <style:style style:name="P54" style:parent-style-name="ListParagraph" style:family="paragraph"/>
    <style:style style:name="P55" style:parent-style-name="ListParagraph" style:family="paragraph"/>
    <style:style style:name="P56" style:parent-style-name="ListParagraph" style:family="paragraph"/>
    <style:style style:name="P57" style:parent-style-name="ListParagraph" style:family="paragraph"/>
    <style:style style:name="P58" style:parent-style-name="ListParagraph" style:family="paragraph"/>
    <style:style style:name="P59" style:parent-style-name="ListParagraph" style:family="paragraph"/>
    <style:style style:name="P60" style:parent-style-name="ListParagraph" style:family="paragraph"/>
    <style:style style:name="P61" style:parent-style-name="ListParagraph" style:family="paragraph"/>
    <style:style style:name="P62" style:parent-style-name="ListParagraph" style:family="paragraph"/>
    <style:style style:name="P63" style:parent-style-name="ListParagraph" style:family="paragraph"/>
    <style:style style:name="P64" style:parent-style-name="ListParagraph" style:family="paragraph"/>
    <style:style style:name="P65" style:parent-style-name="ListParagraph" style:family="paragraph"/>
    <style:style style:name="P66" style:parent-style-name="ListParagraph" style:family="paragraph"/>
    <style:style style:name="P67" style:parent-style-name="ListParagraph" style:family="paragraph"/>
    <style:style style:name="P68" style:parent-style-name="ListParagraph" style:family="paragraph"/>
    <style:style style:name="P69" style:parent-style-name="ListParagraph" style:family="paragraph"/>
    <style:style style:name="P70" style:parent-style-name="Heading1" style:family="paragraph"/>
    <style:style style:name="P71" style:parent-style-name="Heading1" style:family="paragraph"/>
    <style:style style:name="P72" style:parent-style-name="Heading1" style:family="paragraph"/>
    <style:style style:name="P73" style:parent-style-name="Heading1" style:family="paragraph"/>
  </office:automatic-styles>
  <office:body>
    <office:text text:use-soft-page-breaks="true">
      <text:p text:style-name="P1"/>
      <text:p text:style-name="P2"/>
      <text:p text:style-name="P3"/>
      <text:p text:style-name="P4"/>
      <text:p text:style-name="P5">Planning and approximate Reasoning</text:p>
      <text:p text:style-name="P6">Practical Exercise 2: Planner</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tab/><text:tab/><text:tab/><text:tab/><text:tab/><text:tab/><text:tab/>Authors:<text:tab/>Pablo Martínez</text:p>
      <text:p text:style-name="Normal"><text:tab/><text:tab/><text:tab/><text:tab/><text:tab/><text:tab/><text:tab/><text:tab/><text:tab/>Aleix Solanes</text:p>
      <text:p text:style-name="Normal"><text:tab/><text:tab/><text:tab/><text:tab/><text:tab/><text:tab/><text:tab/>Delivery date:<text:tab/>January 10th, 2016</text:p>
      <text:p text:style-name="Normal"/>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7"><text:a xlink:href="#_Toc440051791" office:target-frame-name="_top" xlink:show="replace"><text:span text:style-name="Hyperlink">1.</text:span><text:tab/><text:span text:style-name="Hyperlink">Introduction to the problem</text:span><text:tab/>3</text:a></text:p>
          <text:p text:style-name="P8"><text:a xlink:href="#_Toc440051792" office:target-frame-name="_top" xlink:show="replace"><text:span text:style-name="Hyperlink">2.</text:span><text:tab/><text:span text:style-name="Hyperlink">Analysis of the problem</text:span><text:tab/>3</text:a></text:p>
          <text:p text:style-name="P9"><text:a xlink:href="#_Toc440051793" office:target-frame-name="_top" xlink:show="replace"><text:span text:style-name="Hyperlink">Configuration files</text:span><text:tab/>3</text:a></text:p>
          <text:p text:style-name="P10"><text:a xlink:href="#_Toc440051794" office:target-frame-name="_top" xlink:show="replace"><text:span text:style-name="Hyperlink">Predicates</text:span><text:tab/>3</text:a></text:p>
          <text:p text:style-name="P11"><text:a xlink:href="#_Toc440051795" office:target-frame-name="_top" xlink:show="replace"><text:span text:style-name="Hyperlink">Operators</text:span><text:tab/>4</text:a></text:p>
          <text:p text:style-name="P12"><text:a xlink:href="#_Toc440051796" office:target-frame-name="_top" xlink:show="replace"><text:span text:style-name="Hyperlink">3.</text:span><text:tab/><text:span text:style-name="Hyperlink">Planning algorithm</text:span><text:tab/>5</text:a></text:p>
          <text:p text:style-name="P13"><text:a xlink:href="#_Toc440051797" office:target-frame-name="_top" xlink:show="replace"><text:span text:style-name="Hyperlink">4.</text:span><text:tab/><text:span text:style-name="Hyperlink">Implementation design</text:span><text:tab/>5</text:a></text:p>
          <text:p text:style-name="P14"><text:a xlink:href="#_Toc440051798" office:target-frame-name="_top" xlink:show="replace"><text:span text:style-name="Hyperlink">5.</text:span><text:tab/><text:span text:style-name="Hyperlink">Testing cases and results</text:span><text:tab/>5</text:a></text:p>
          <text:p text:style-name="P15"><text:a xlink:href="#_Toc440051799" office:target-frame-name="_top" xlink:show="replace"><text:span text:style-name="Hyperlink">Config_2Box.txt</text:span><text:tab/>5</text:a></text:p>
          <text:p text:style-name="P16"><text:a xlink:href="#_Toc440051800" office:target-frame-name="_top" xlink:show="replace"><text:span text:style-name="Hyperlink">Config_2Box_1.txt</text:span><text:tab/>5</text:a></text:p>
          <text:p text:style-name="P17"><text:a xlink:href="#_Toc440051801" office:target-frame-name="_top" xlink:show="replace"><text:span text:style-name="Hyperlink">Config_3Box_1.txt</text:span><text:tab/>5</text:a></text:p>
          <text:p text:style-name="P18"><text:a xlink:href="#_Toc440051802" office:target-frame-name="_top" xlink:show="replace"><text:span text:style-name="Hyperlink">Config_4Box.txt</text:span><text:tab/>5</text:a></text:p>
          <text:p text:style-name="P19"><text:a xlink:href="#_Toc440051803" office:target-frame-name="_top" xlink:show="replace"><text:span text:style-name="Hyperlink">6.</text:span><text:tab/><text:span text:style-name="Hyperlink">Instructions to execute the program</text:span><text:tab/>5</text:a></text:p>
        </text:index-body>
      </text:table-of-content>
      <text:p text:style-name="Normal"/>
      <text:p text:style-name="P20"/>
      <text:list text:style-name="LFO1" text:continue-numbering="true">
        <text:list-item>
          <text:p text:style-name="P21"><text:bookmark-start text:name="_Toc440051791"/><text:soft-page-break/>Introduction to the problem<text:bookmark-end text:name="_Toc440051791"/></text:p>
        </text:list-item>
      </text:list>
      <text:p text:style-name="Normal">The given scenario consists of a world of 9 offices. Structured as a grid, with 3 columns and 3 rows. Each office can be clean or dirty, and also can be empty or contain a box (maximum one box). The objective of the problem is to plan a robot that will clean all the offices.</text:p>
      <text:p text:style-name="Normal">In order to be able to clean an office, it must be empty (no <text:s/>box in it), and obviously must be dirty (if not, it has no sense to clean).<text:s/></text:p>
      <text:p text:style-name="Normal">The subject with the responsability of cleaning an office, it is a robot. This robot can move only to the adjacent offices (horizontally or vertically).</text:p>
      <text:p text:style-name="Normal">In this practical, we will program an approach to a planner that will calculate a way to clean all offices in an autonomous way by reading a configuration file with the information needed to achieve our objective.</text:p>
      <text:p text:style-name="Normal"/>
      <text:list text:style-name="LFO1" text:continue-numbering="true">
        <text:list-item>
          <text:p text:style-name="P22"><text:bookmark-start text:name="_Toc440051792"/>Analysis of the problem<text:bookmark-end text:name="_Toc440051792"/></text:p>
        </text:list-item>
      </text:list>
      <text:p text:style-name="Normal">Search space, operators, pre-conditions, special situations...</text:p>
      <text:h text:style-name="Heading3" text:outline-level="3"><text:bookmark-start text:name="_Toc440051793"/>Configuration files<text:bookmark-end text:name="_Toc440051793"/></text:h>
      <text:p text:style-name="Normal">Each test file (configuration files) will contain different information that will describe the problem. The different information in these files are the following:</text:p>
      <text:list text:style-name="LFO3" text:continue-numbering="true">
        <text:list-item>
          <text:p text:style-name="P23">Boxes</text:p>
          <text:list text:continue-numbering="true">
            <text:list-item>
              <text:p text:style-name="P24">A list with the names (id) of each box.</text:p>
            </text:list-item>
          </text:list>
        </text:list-item>
        <text:list-item>
          <text:p text:style-name="P25">Offices</text:p>
          <text:list text:continue-numbering="true">
            <text:list-item>
              <text:p text:style-name="P26">A list with the names(id) of each office.</text:p>
            </text:list-item>
          </text:list>
        </text:list-item>
        <text:list-item>
          <text:p text:style-name="P27">InitialState</text:p>
          <text:list text:continue-numbering="true">
            <text:list-item>
              <text:p text:style-name="P28">A list of predicates that describe the configuration of the initial state</text:p>
            </text:list-item>
          </text:list>
        </text:list-item>
        <text:list-item>
          <text:p text:style-name="P29">GoalState</text:p>
          <text:list text:continue-numbering="true">
            <text:list-item>
              <text:p text:style-name="P30">A list of predicates that describe the configuration of the goal state (the final one)</text:p>
            </text:list-item>
          </text:list>
        </text:list-item>
      </text:list>
      <text:h text:style-name="Heading3" text:outline-level="3"><text:bookmark-start text:name="_Toc440051794"/>Predicates<text:bookmark-end text:name="_Toc440051794"/></text:h>
      <text:p text:style-name="Normal">The description of each state consists of several predicates that indicate the properties of this state. The available predicates are:</text:p>
      <text:list text:style-name="LFO4" text:continue-numbering="true">
        <text:list-item>
          <text:p text:style-name="P31">Robot-location(o)</text:p>
          <text:list text:continue-numbering="true">
            <text:list-item>
              <text:p text:style-name="P32">The robot is in office o</text:p>
            </text:list-item>
          </text:list>
        </text:list-item>
        <text:list-item>
          <text:p text:style-name="P33">Box-location(b,o)</text:p>
          <text:list text:continue-numbering="true">
            <text:list-item>
              <text:p text:style-name="P34">Box b is located in office o</text:p>
            </text:list-item>
          </text:list>
        </text:list-item>
        <text:list-item>
          <text:p text:style-name="P35">Dirty(o)</text:p>
          <text:list text:continue-numbering="true">
            <text:list-item>
              <text:p text:style-name="P36">Office o is dirty</text:p>
            </text:list-item>
          </text:list>
        </text:list-item>
        <text:list-item>
          <text:p text:style-name="P37">Clean(o)</text:p>
          <text:list text:continue-numbering="true">
            <text:list-item>
              <text:p text:style-name="P38">Office o is clean</text:p>
            </text:list-item>
          </text:list>
        </text:list-item>
        <text:list-item>
          <text:p text:style-name="P39">Empty(o)</text:p>
          <text:list text:continue-numbering="true">
            <text:list-item>
              <text:p text:style-name="P40">Office o is empty (there isn’t any box in it)</text:p>
            </text:list-item>
          </text:list>
        </text:list-item>
        <text:list-item>
          <text:p text:style-name="P41">Adjacent(o1,o2)</text:p>
          <text:list text:continue-numbering="true">
            <text:list-item>
              <text:p text:style-name="P42">Offices o1 and o2 are horizontally or vertically adjacent.</text:p>
            </text:list-item>
          </text:list>
        </text:list-item>
      </text:list>
      <text:h text:style-name="Heading3" text:outline-level="3"><text:bookmark-start text:name="_Toc440051795"/><text:soft-page-break/>Operators<text:bookmark-end text:name="_Toc440051795"/></text:h>
      <text:p text:style-name="Normal">In order to let the robot clean a room, three operators are the actions that can do:</text:p>
      <text:list text:style-name="LFO5" text:continue-numbering="true">
        <text:list-item>
          <text:p text:style-name="P43">Clean-Office(o)</text:p>
          <text:list text:continue-numbering="true">
            <text:list-item>
              <text:p text:style-name="P44">This will clean the office o</text:p>
            </text:list-item>
            <text:list-item>
              <text:p text:style-name="P45">Preconditions: robot-location(o), dirty(o), empty(o)</text:p>
            </text:list-item>
            <text:list-item>
              <text:p text:style-name="P46">Add: clean(o)</text:p>
            </text:list-item>
            <text:list-item>
              <text:p text:style-name="P47">Delete: dirty(o)</text:p>
            </text:list-item>
          </text:list>
        </text:list-item>
        <text:list-item>
          <text:p text:style-name="P48">Move(o1,o2)</text:p>
          <text:list text:continue-numbering="true">
            <text:list-item>
              <text:p text:style-name="P49">The robot will move to office o2 from office o1</text:p>
            </text:list-item>
            <text:list-item>
              <text:p text:style-name="P50">Preconditions: robot-location(o1), adjacent(o1, o2)</text:p>
            </text:list-item>
            <text:list-item>
              <text:p text:style-name="P51">Add: robot-location(o2)</text:p>
            </text:list-item>
            <text:list-item>
              <text:p text:style-name="P52">Delete: robot-location(o1)</text:p>
            </text:list-item>
          </text:list>
        </text:list-item>
        <text:list-item>
          <text:p text:style-name="P53">Push(b,o1,o2)</text:p>
          <text:list text:continue-numbering="true">
            <text:list-item>
              <text:p text:style-name="P54">The robot will push the box b from office o1 to office o2</text:p>
            </text:list-item>
            <text:list-item>
              <text:p text:style-name="P55">Preconditions: robot-location(o1), box-location(b,o1), adjacent(o1,o2), empty(o2)</text:p>
            </text:list-item>
            <text:list-item>
              <text:p text:style-name="P56">Add: box-location(b,o2), robot-location(o2), empty(o1)</text:p>
            </text:list-item>
            <text:list-item>
              <text:p text:style-name="P57">Delete: empty(o2), box-location(b,o1), robot-location(o1)</text:p>
            </text:list-item>
          </text:list>
        </text:list-item>
      </text:list>
      <text:p text:style-name="Normal">This is the state-search notation of the problem. In order to be sure to understand all concepts mentioned in the operators list, in the following paragraph a simple description of each operator will be made:</text:p>
      <text:list text:style-name="LFO6" text:continue-numbering="true">
        <text:list-item>
          <text:p text:style-name="P58">Clean-office(o)</text:p>
          <text:list text:continue-numbering="true">
            <text:list-item>
              <text:p text:style-name="P59">In order to be able to execute this operator, the robot must be at the same office that<text:s/>it wants to clean, this office must be dirty and it must not contain any box.</text:p>
            </text:list-item>
            <text:list-item>
              <text:p text:style-name="P60">After this action is done, the next state will contain the predicate clean for this office.</text:p>
            </text:list-item>
            <text:list-item>
              <text:p text:style-name="P61">After this action is done, the next state will not contain the predicate dirty for this office</text:p>
            </text:list-item>
          </text:list>
        </text:list-item>
        <text:list-item>
          <text:p text:style-name="P62">Move(o1,o2)</text:p>
          <text:list text:continue-numbering="true">
            <text:list-item>
              <text:p text:style-name="P63">In order to be able to execute this operator, the robot must be at the first office, and the first office must be adjacent of the second office.</text:p>
            </text:list-item>
            <text:list-item>
              <text:p text:style-name="P64">After the action is executed, the robot will be at the second office.</text:p>
            </text:list-item>
            <text:list-item>
              <text:p text:style-name="P65">After the action is executed, the next state will not contain the robot at the first office.</text:p>
            </text:list-item>
          </text:list>
        </text:list-item>
        <text:list-item>
          <text:p text:style-name="P66">Push(b, o1, o2)</text:p>
          <text:list text:continue-numbering="true">
            <text:list-item>
              <text:p text:style-name="P67">In order to execute this operator, the robot must be at the office o1; the box must also be in the same office; both offices o1 and o2 must be adjacent, and the second office(o2) must be empty, without any box.</text:p>
            </text:list-item>
            <text:list-item>
              <text:p text:style-name="P68">After the execution of the action, the next state will contain the box at the second office (o2), the robot will also be in this second office, and the first office (o1) will now be empty.</text:p>
            </text:list-item>
            <text:list-item>
              <text:p text:style-name="P69">After the execution of the action, the next state will not consider the second office (o2) as empty, the box will not be in the office o1, and the robot will not be in o1.</text:p>
            </text:list-item>
          </text:list>
        </text:list-item>
      </text:list>
      <text:soft-page-break/>
      <text:h text:style-name="Heading3" text:outline-level="3">Special situations</text:h>
      <text:p text:style-name="Normal">There are a few situations that can not be solved by a single action, or that cannot be achieved easily, in the following lines the principal situations will be explained.</text:p>
      <text:p text:style-name="Normal">The first situation is when a box is in a dirty office. First of all we will have to move the robot to this place, after this, the robot will push the box to another office (that has to be emtpy), then the robot will move another time to the previous office, and now that it is empty and dirty, the office can be cleaned.</text:p>
      <text:p text:style-name="Normal">Another special situation will occur when a box is in a clean space but not in the desired goal office. In this case it is as simple as push the box to the desired office, and if it is already in the goal office, the robot must ignore this box and consider other actions.</text:p>
      <text:p text:style-name="Normal">Another special situation is when there is only one last predicate to be achieved, which is the robot to be at a desired office. In this case, the algorithm will focus on moving and ignore the other possible actions.</text:p>
      <text:p text:style-name="Normal">There are other special situations, and those are explained and treated in the next section, concretely the heuristics part will explain how the algorithm considers each special situation.</text:p>
      <text:p text:style-name="Normal"/>
      <text:list text:style-name="LFO1" text:continue-numbering="true">
        <text:list-item>
          <text:p text:style-name="P70"><text:bookmark-start text:name="_Toc440051796"/>Planning algorithm<text:bookmark-end text:name="_Toc440051796"/></text:p>
        </text:list-item>
      </text:list>
      <text:p text:style-name="Normal">Explaining the domain knowledge used to define the strategies or heuristics in the different steps of the method</text:p>
      <text:h text:style-name="Heading3" text:outline-level="3">Best first algorithm</text:h>
      <text:h text:style-name="Heading3" text:outline-level="3">BFS</text:h>
      <text:list text:style-name="LFO1" text:continue-numbering="true">
        <text:list-item>
          <text:p text:style-name="P71"><text:bookmark-start text:name="_Toc440051797"/>Implementation design<text:bookmark-end text:name="_Toc440051797"/></text:p>
        </text:list-item>
      </text:list>
      <text:p text:style-name="Normal">Class diagram and details of the methods you consider relevant</text:p>
      <text:list text:style-name="LFO1" text:continue-numbering="true">
        <text:list-item>
          <text:p text:style-name="P72"><text:bookmark-start text:name="_Toc440051798"/>Testing cases and results<text:bookmark-end text:name="_Toc440051798"/></text:p>
        </text:list-item>
      </text:list>
      <text:p text:style-name="Normal">Show the important steps to arrive to the solution, not only the final path. Analysis of the results (complexity, number of steps,...)</text:p>
      <text:h text:style-name="Heading2" text:outline-level="2"><text:bookmark-start text:name="_Toc440051799"/>Config_2Box.txt<text:bookmark-end text:name="_Toc440051799"/></text:h>
      <text:h text:style-name="Heading2" text:outline-level="2"><text:bookmark-start text:name="_Toc440051800"/>Config_2Box_1.txt<text:bookmark-end text:name="_Toc440051800"/></text:h>
      <text:h text:style-name="Heading2" text:outline-level="2"><text:bookmark-start text:name="_Toc440051801"/>Config_3Box_1.txt<text:bookmark-end text:name="_Toc440051801"/></text:h>
      <text:h text:style-name="Heading2" text:outline-level="2"><text:bookmark-start text:name="_Toc440051802"/>Config_4Box.txt<text:bookmark-end text:name="_Toc440051802"/></text:h>
      <text:p text:style-name="Normal"/>
      <text:list text:style-name="LFO1" text:continue-numbering="true">
        <text:list-item>
          <text:p text:style-name="P73"><text:bookmark-start text:name="_Toc440051803"/>Instructions to execute the program<text:bookmark-end text:name="_Toc440051803"/></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ca" fo:country="E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ListParagraph" style:display-name="List Paragraph" style:family="paragraph" style:parent-style-name="Normal">
      <style:paragraph-properties fo:margin-left="0.5in">
        <style:tab-stops/>
      </style:paragraph-properties>
      <style:text-properties fo:hyphenate="false"/>
    </style:style>
    <style:style style:name="TOCHeading" style:display-name="TOC Heading" style:family="paragraph" style:parent-style-name="Heading1" style:next-style-name="Normal">
      <style:text-properties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Calibri"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ix Solanes Font</meta:initial-creator>
    <dc:creator>Aleix Solanes Font</dc:creator>
    <meta:creation-date>2016-01-08T18:57:00Z</meta:creation-date>
    <dc:date>2016-01-08T20:42:00Z</dc:date>
    <meta:template xlink:href="Normal" xlink:type="simple"/>
    <meta:editing-cycles>10</meta:editing-cycles>
    <meta:editing-duration>PT6300S</meta:editing-duration>
    <meta:document-statistic meta:page-count="5" meta:paragraph-count="13" meta:word-count="1042" meta:character-count="6972" meta:row-count="49" meta:non-whitespace-character-count="5943"/>
  </office:meta>
</office:document-meta>
</file>